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>
      <style:text-properties style:font-name="ƒﾁƒCƒŠƒI" fo:language="en" fo:country="US" style:font-name-asian="ƒﾁƒCƒŠƒI" style:language-asian="en" style:country-asian="US" style:font-name-complex="ƒﾁƒCƒŠƒI" style:font-size-complex="5.65000009536743pt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style:font-name="ƒﾁƒCƒŠƒI" fo:font-size="9pt" style:font-name-asian="ƒﾁƒCƒŠƒI" style:font-size-asian="9pt" style:font-name-complex="ƒﾁƒCƒŠƒI" style:font-size-complex="5.09999990463257pt"/>
    </style:style>
    <style:style style:name="T3" style:family="text">
      <style:text-properties style:font-name="ƒﾁƒCƒŠƒI" fo:font-size="10pt" style:font-name-asian="ƒﾁƒCƒŠƒI" style:font-size-asian="10pt" style:font-name-complex="ƒﾁƒCƒŠƒI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date" office:date-value="2018-06-29">
            <text:p>6月29日</text:p>
          </table:table-cell>
          <table:table-cell office:value-type="string">
            <text:p>環境構築</text:p>
          </table:table-cell>
        </table:table-row>
        <table:table-row table:style-name="ro3">
          <table:table-cell/>
          <table:table-cell table:style-name="Default"/>
          <table:table-cell office:value-type="string">
            <text:p>統合開発環境構築（PyCharm）</text:p>
          </table:table-cell>
        </table:table-row>
        <table:table-row table:style-name="ro2">
          <table:table-cell/>
          <table:table-cell office:value-type="date" office:date-value="2018-07-05">
            <text:p>7月5日</text:p>
          </table:table-cell>
          <table:table-cell table:style-name="Default" office:value-type="string">
            <text:p>簡単な文法</text:p>
          </table:table-cell>
        </table:table-row>
        <table:table-row table:style-name="ro4">
          <table:table-cell table:number-columns-repeated="2"/>
          <table:table-cell office:value-type="string">
            <text:p><text:span text:style-name="T1">NumPy(</text:span><text:span text:style-name="T2">配列や行列などの基本タイプと数値計算のための基本パッケージ</text:span><text:span text:style-name="T1">)</text:span></text:p>
          </table:table-cell>
        </table:table-row>
        <table:table-row table:style-name="ro4">
          <table:table-cell/>
          <table:table-cell office:value-type="date" office:date-value="2018-07-12">
            <text:p>7月12日</text:p>
          </table:table-cell>
          <table:table-cell office:value-type="string">
            <text:p><text:span text:style-name="T1">SymPy(</text:span><text:span text:style-name="T2">数式処理システム</text:span><text:span text:style-name="T1">)</text:span></text:p>
          </table:table-cell>
        </table:table-row>
        <table:table-row table:style-name="ro1">
          <table:table-cell table:number-columns-repeated="2"/>
          <table:table-cell office:value-type="string">
            <text:p>静的コード解析</text:p>
          </table:table-cell>
        </table:table-row>
        <table:table-row table:style-name="ro2">
          <table:table-cell/>
          <table:table-cell office:value-type="date" office:date-value="2018-07-19">
            <text:p>7月19日</text:p>
          </table:table-cell>
          <table:table-cell office:value-type="string">
            <text:p>pandas(データ分析)</text:p>
          </table:table-cell>
        </table:table-row>
        <table:table-row table:style-name="ro3">
          <table:table-cell table:number-columns-repeated="2"/>
          <table:table-cell office:value-type="string">
            <text:p>プロファイリング/<text:span text:style-name="T3">プログラム最適化</text:span></text:p>
          </table:table-cell>
        </table:table-row>
        <table:table-row table:style-name="ro4">
          <table:table-cell/>
          <table:table-cell office:value-type="date" office:date-value="2018-07-26">
            <text:p>7月26日</text:p>
          </table:table-cell>
          <table:table-cell office:value-type="string">
            <text:p><text:span text:style-name="T1">Matplotlib(</text:span><text:span text:style-name="T2">作図パッケージ</text:span><text:span text:style-name="T1">)</text:span></text:p>
          </table:table-cell>
        </table:table-row>
        <table:table-row table:style-name="ro3">
          <table:table-cell table:number-columns-repeated="2"/>
          <table:table-cell office:value-type="string">
            <text:p>SciPy Library<text:span text:style-name="T2">（信号処理、最適化計算、統計処理など）</text:span></text:p>
          </table:table-cell>
        </table:table-row>
        <table:table-row table:style-name="ro2">
          <table:table-cell/>
          <table:table-cell office:value-type="date" office:date-value="2018-08-02">
            <text:p>8月2日</text:p>
          </table:table-cell>
          <table:table-cell office:value-type="string">
            <text:p>nose(テストフレームワーク)</text:p>
          </table:table-cell>
        </table:table-row>
        <table:table-row table:style-name="ro1">
          <table:table-cell table:number-columns-repeated="2"/>
          <table:table-cell office:value-type="string">
            <text:p>単体テスト</text:p>
          </table:table-cell>
        </table:table-row>
        <table:table-row table:style-name="ro2">
          <table:table-cell/>
          <table:table-cell office:value-type="date" office:date-value="2018-08-09">
            <text:p>8月9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8-16">
            <text:p>8月16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8-23">
            <text:p>8月23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8-30">
            <text:p>8月30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9-06">
            <text:p>9月6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9-13">
            <text:p>9月13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9-20">
            <text:p>9月20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9-27">
            <text:p>9月27日</text:p>
          </table:table-cell>
          <table:table-cell table:style-name="Default" office:value-type="string">
            <text:p>AI関連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018/06/29</text:date>, <text:time>00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9S</meta:editing-duration>
    <meta:editing-cycles>11</meta:editing-cycles>
    <meta:generator>OpenOffice.org/3.4$Win32 OpenOffice.org_project/340m1$Build-9590</meta:generator>
    <dc:date>2018-06-29T00:02:49.05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